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sComponent.setAuthenticationService( Object authentication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Component.getResolvedEPR( ServiceEndpoint ep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JmsComponent.getAuthentication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Component.setKeystoreManager( Object keystor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Component.getKeystor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Component.doIni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JmsComponent.setConfiguration( Jms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Component.get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Component.getConfiguredEndpo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Component.setEndpoints( JmsEndpointType [ ] endpo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Component.getExtensionM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Component.getEndpoint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msComponent.createServiceUnit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msComponent.getEndpo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